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mage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Wrong Sector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aboon.tiff</text:p>
          </table:table-cell>
          <table:table-cell office:value-type="string" calcext:value-type="string">
            <text:p>76/762</text:p>
          </table:table-cell>
          <table:table-cell office:value-type="float" office:value="0.900262467191601" calcext:value-type="float">
            <text:p>0.900262467191601</text:p>
          </table:table-cell>
          <table:table-cell/>
          <table:table-cell table:formula="of:=AVERAGE([.C2:.C8])" office:value-type="float" office:value="0.559792547783427" calcext:value-type="float">
            <text:p>0.559792547783427</text:p>
          </table:table-cell>
        </table:table-row>
        <table:table-row table:style-name="ro1">
          <table:table-cell office:value-type="string" calcext:value-type="string">
            <text:p>couple.jpg</text:p>
          </table:table-cell>
          <table:table-cell table:style-name="ce1" office:value-type="string" calcext:value-type="string">
            <text:p>12/21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ale.png</text:p>
          </table:table-cell>
          <table:table-cell office:value-type="string" calcext:value-type="string">
            <text:p>36/67</text:p>
          </table:table-cell>
          <table:table-cell office:value-type="float" office:value="0.462686567164179" calcext:value-type="float">
            <text:p>0.462686567164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.jpg</text:p>
          </table:table-cell>
          <table:table-cell office:value-type="string" calcext:value-type="string">
            <text:p>14/19</text:p>
          </table:table-cell>
          <table:table-cell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lybeans.png</text:p>
          </table:table-cell>
          <table:table-cell office:value-type="string" calcext:value-type="string">
            <text:p>37/61</text:p>
          </table:table-cell>
          <table:table-cell office:value-type="float" office:value="0.39344262295082" calcext:value-type="float">
            <text:p>0.39344262295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lboat.tiff</text:p>
          </table:table-cell>
          <table:table-cell office:value-type="string" calcext:value-type="string">
            <text:p>43/729</text:p>
          </table:table-cell>
          <table:table-cell office:value-type="float" office:value="0.941015089163237" calcext:value-type="float">
            <text:p>0.94101508916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.jpg</text:p>
          </table:table-cell>
          <table:table-cell office:value-type="string" calcext:value-type="string">
            <text:p>16/34</text:p>
          </table:table-cell>
          <table:table-cell office:value-type="float" office:value="0.529411764705882" calcext:value-type="float">
            <text:p>0.5294117647058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6T14:31:12.359273067</dc:date>
    <meta:editing-duration>PT1M27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